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83cf2d" style:parent-style-name="Standard">
      <style:paragraph-properties fo:line-height="100%" fo:margin-bottom="0.0mm"/>
    </style:style>
    <style:style style:family="table-cell" style:name="a28af14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e58ad7" style:parent-style-name="Standard">
      <style:paragraph-properties fo:line-height="100%" fo:margin-bottom="0.0mm"/>
    </style:style>
    <style:style style:family="table-cell" style:name="a3bc0ad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a6302f" style:parent-style-name="Standard">
      <style:paragraph-properties fo:line-height="100%" fo:margin-bottom="0.0mm"/>
    </style:style>
    <style:style style:family="table-cell" style:name="a23d4b2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37a8ab" style:parent-style-name="Standard">
      <style:paragraph-properties fo:break-before="page" fo:line-height="100%" fo:margin-bottom="0.0mm"/>
    </style:style>
    <style:style style:family="table-cell" style:name="a1bc494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table-column" style:name="a0f8a3d">
      <style:table-column-properties style:rel-column-width="50*"/>
    </style:style>
    <style:style style:family="table" style:name="af8a12e">
      <style:table-properties fo:margin-left="0.0mm" style:width="15.896cm" table:align="left"/>
    </style:style>
  </office:automatic-styles>
  <office:body>
    <office:text>
      <table:table table:style-name="af8a12e">
        <table:table-column table:number-columns-repeated="2" table:style-name="a0f8a3d"/>
        <table:table-row>
          <table:table-cell table:style-name="a1bc494">
            <text:p text:style-name="a37a8ab"/>
          </table:table-cell>
          <table:table-cell table:style-name="a23d4b2">
            <text:p text:style-name="aa6302f"/>
          </table:table-cell>
        </table:table-row>
        <table:table-row>
          <table:table-cell table:style-name="a3bc0ad">
            <text:p text:style-name="ae58ad7"/>
          </table:table-cell>
          <table:table-cell table:style-name="a28af14">
            <text:p text:style-name="a83cf2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2</dc:date>
    <meta:editing-cycles>2</meta:editing-cycles>
    <meta:editing-duration>PT0.007S</meta:editing-duration>
  </office:meta>
</office:document-meta>
</file>